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8pt" officeooo:rsid="001f1932" officeooo:paragraph-rsid="001f1932" style:font-size-asian="8pt" style:font-size-complex="8pt"/>
    </style:style>
    <style:style style:name="P2" style:family="paragraph" style:parent-style-name="Standard">
      <style:text-properties style:font-name="Nimbus Sans L" fo:font-size="8pt" officeooo:rsid="001f1932" officeooo:paragraph-rsid="001f1932" style:font-size-asian="8pt" style:font-size-complex="8pt"/>
    </style:style>
    <style:style style:name="P3" style:family="paragraph" style:parent-style-name="Standard">
      <style:text-properties style:font-name="Nimbus Sans L" fo:font-size="8pt" officeooo:rsid="0021f2df" officeooo:paragraph-rsid="0021f2df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 RENDU TP5 RODRIGUEZ Juan – DE VRIES Gerben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/>
      <text:p text:style-name="P1">#define size_t long</text:p>
      <text:p text:style-name="P1"/>
      <text:p text:style-name="P1">EXEC SQL INCLUDE SQLCA.H;</text:p>
      <text:p text:style-name="P1">EXEC SQL INCLUDE SQLDA.H;</text:p>
      <text:p text:style-name="P1">EXEC SQL INCLUDE ORACA.H;</text:p>
      <text:p text:style-name="P1"/>
      <text:p text:style-name="P1">void connexion(){</text:p>
      <text:p text:style-name="P1"><text:s text:c="5"/>VARCHAR uid[50];</text:p>
      <text:p text:style-name="P1"><text:s text:c="5"/>char login[20];</text:p>
      <text:p text:style-name="P1"><text:s text:c="5"/>char passwd[20];</text:p>
      <text:p text:style-name="P1"><text:s text:c="5"/>// printf("Donner votre login : ");</text:p>
      <text:p text:style-name="P1"><text:s text:c="5"/>// scanf("%s", login);</text:p>
      <text:p text:style-name="P1"><text:s text:c="5"/>// printf("\nDonnez votre mot de passe Oracle : ");</text:p>
      <text:p text:style-name="P1"><text:s text:c="5"/>// scanf("%s", passwd);</text:p>
      <text:p text:style-name="P1"><text:s text:c="5"/>// printf("\n");</text:p>
      <text:p text:style-name="P1"><text:s text:c="5"/>strcpy(login, "gedevries");</text:p>
      <text:p text:style-name="P1"><text:s text:c="5"/>strcpy(passwd, "robertoramonet");</text:p>
      <text:p text:style-name="P1"/>
      <text:p text:style-name="P1"><text:s text:c="5"/>strcpy(uid.arr, login);</text:p>
      <text:p text:style-name="P1"><text:s text:c="5"/>strcat(uid.arr, "/");</text:p>
      <text:p text:style-name="P1"><text:s text:c="5"/>strcat(uid.arr, passwd);</text:p>
      <text:p text:style-name="P1"><text:s text:c="5"/>strcat(uid.arr, "@kirov");</text:p>
      <text:p text:style-name="P1"><text:s text:c="5"/>uid.len = strlen(uid.arr);</text:p>
      <text:p text:style-name="P1"/>
      <text:p text:style-name="P1"><text:s text:c="5"/>EXEC SQL CONNECT :uid;</text:p>
      <text:p text:style-name="P1"><text:s text:c="5"/>if (sqlca.sqlcode == 0){</text:p>
      <text:p text:style-name="P1"><text:s text:c="10"/>printf("Connexion réussie avec succès. \n\n");</text:p>
      <text:p text:style-name="P1"><text:s text:c="5"/>}</text:p>
      <text:p text:style-name="P1"><text:s text:c="5"/>else {</text:p>
      <text:p text:style-name="P1"><text:s text:c="10"/>printf("Problème à la connexion. \n\n");</text:p>
      <text:p text:style-name="P1"><text:s text:c="10"/>exit(1);</text:p>
      <text:p text:style-name="P1"><text:s text:c="5"/>}</text:p>
      <text:p text:style-name="P1">}</text:p>
      <text:p text:style-name="P1"/>
      <text:p text:style-name="P1"/>
      <text:p text:style-name="P1">void deconnexion(int validation){</text:p>
      <text:p text:style-name="P1"/>
      <text:p text:style-name="P1"><text:s text:c="5"/>if (validation == 1){</text:p>
      <text:p text:style-name="P1"><text:s text:c="10"/>EXEC SQL COMMIT WORK RELEASE;</text:p>
      <text:p text:style-name="P1"><text:s text:c="5"/>} else {</text:p>
      <text:p text:style-name="P1"><text:s text:c="10"/>EXEC SQL ROLLBACK WORK RELEASE;</text:p>
      <text:p text:style-name="P1"><text:s text:c="5"/>}</text:p>
      <text:p text:style-name="P1"/>
      <text:p text:style-name="P1"><text:s text:c="5"/>printf("Déconnexion sans problème. \n");</text:p>
      <text:p text:style-name="P1"/>
      <text:p text:style-name="P1">}</text:p>
      <text:p text:style-name="P1"/>
      <text:p text:style-name="P1"/>
      <text:p text:style-name="P1">void sql_error(char *msg){</text:p>
      <text:p text:style-name="P1"><text:s text:c="5"/>char err_msg[128];</text:p>
      <text:p text:style-name="P1"><text:s text:c="5"/>long buf_len, msg_len;</text:p>
      <text:p text:style-name="P1"/>
      <text:p text:style-name="P1"><text:s text:c="5"/>EXEC SQL WHENEVER SQLERROR CONTINUE;</text:p>
      <text:p text:style-name="P1"/>
      <text:p text:style-name="P1"><text:s text:c="5"/>printf("%s\n", msg);</text:p>
      <text:p text:style-name="P1"><text:s text:c="5"/>buf_len = sizeof (err_msg);</text:p>
      <text:p text:style-name="P1"><text:s text:c="5"/>sqlglm(err_msg, &amp;buf_len, &amp;msg_len);</text:p>
      <text:p text:style-name="P1"/>
      <text:p text:style-name="P1"><text:s text:c="5"/>if(msg_len &gt; buf_len){</text:p>
      <text:p text:style-name="P1"><text:s text:c="10"/>msg_len = buf_len;</text:p>
      <text:p text:style-name="P1"><text:s text:c="5"/>}</text:p>
      <text:p text:style-name="P1"/>
      <text:p text:style-name="P1"><text:s text:c="5"/>printf(".*%s\n", msg_len, err_msg);</text:p>
      <text:p text:style-name="P1"/>
      <text:p text:style-name="P1"><text:s text:c="5"/>deconnexion(0);</text:p>
      <text:p text:style-name="P1"/>
      <text:p text:style-name="P1"><text:s text:c="5"/>exit(1);</text:p>
      <text:p text:style-name="P1"/>
      <text:p text:style-name="P1"/>
      <text:p text:style-name="P1">}</text:p>
      <text:p text:style-name="P1"/>
      <text:p text:style-name="P1">void saisieClient(){</text:p>
      <text:p text:style-name="P1"><text:s text:c="5"/>int cpt;</text:p>
      <text:p text:style-name="P1"><text:soft-page-break/><text:s text:c="5"/>char vNoClient[6];</text:p>
      <text:p text:style-name="P1"><text:s text:c="5"/>VARCHAR vNom[80];</text:p>
      <text:p text:style-name="P1"><text:s text:c="5"/>VARCHAR vVille[80];</text:p>
      <text:p text:style-name="P1"><text:s text:c="5"/>VARCHAR vPostal[5];</text:p>
      <text:p text:style-name="P1"/>
      <text:p text:style-name="P1"><text:s text:c="5"/>printf("Saisir le numéro du client: ");</text:p>
      <text:p text:style-name="P1"><text:s text:c="5"/>scanf("%s%*c", vNoClient);</text:p>
      <text:p text:style-name="P1"/>
      <text:p text:style-name="P1"/>
      <text:p text:style-name="P1"><text:s text:c="5"/>EXEC SQL SELECT count(*) INTO :cpt </text:p>
      <text:p text:style-name="P1"><text:s text:c="5"/>FROM tclient2017 WHERE noClient = :vNoClient;</text:p>
      <text:p text:style-name="P1"/>
      <text:p text:style-name="P1"><text:s text:c="5"/>if (cpt &gt; 0){</text:p>
      <text:p text:style-name="P1"><text:s text:c="10"/>sql_error("Ce client existe déjà dans la table tclient2017");</text:p>
      <text:p text:style-name="P1"><text:s text:c="5"/>}</text:p>
      <text:p text:style-name="P1"/>
      <text:p text:style-name="P1"><text:s text:c="5"/>printf("Saisir le nom du client: ");</text:p>
      <text:p text:style-name="P1"><text:s text:c="5"/>scanf("%s", vNom.arr);</text:p>
      <text:p text:style-name="P1"><text:s text:c="5"/>vNom.len = strlen(vNom.arr);</text:p>
      <text:p text:style-name="P1"/>
      <text:p text:style-name="P1"><text:s text:c="5"/>printf("Saisir la ville du client: ");</text:p>
      <text:p text:style-name="P1"><text:s text:c="5"/>scanf("%s", vVille.arr);</text:p>
      <text:p text:style-name="P1"><text:s text:c="5"/>vVille.len = strlen(vVille.arr);</text:p>
      <text:p text:style-name="P1"/>
      <text:p text:style-name="P1"><text:s text:c="5"/>printf("Saisir le code postal du client: ");</text:p>
      <text:p text:style-name="P1"><text:s text:c="5"/>scanf("%s", vPostal.arr);</text:p>
      <text:p text:style-name="P1"><text:s text:c="5"/>vPostal.len = strlen(vPostal.arr);</text:p>
      <text:p text:style-name="P1"/>
      <text:p text:style-name="P1"/>
      <text:p text:style-name="P1"><text:s text:c="5"/>EXEC SQL INSERT INTO tclient2017 values (:vNoClient, :vNom, :vVille, :vPostal);</text:p>
      <text:p text:style-name="P1"/>
      <text:p text:style-name="P1"><text:s text:c="5"/>EXEC SQL COMMIT WORK;</text:p>
      <text:p text:style-name="P1">}</text:p>
      <text:p text:style-name="P1"/>
      <text:p text:style-name="P1">void modifClient(){</text:p>
      <text:p text:style-name="P1"/>
      <text:p text:style-name="P1"><text:s text:c="5"/>char vNoClient[6];</text:p>
      <text:p text:style-name="P1"><text:s text:c="5"/>char vNoClientInut[6];</text:p>
      <text:p text:style-name="P1"><text:s text:c="5"/>VARCHAR vNom[80];</text:p>
      <text:p text:style-name="P1"><text:s text:c="5"/>VARCHAR vVille[80];</text:p>
      <text:p text:style-name="P1"><text:s text:c="5"/>VARCHAR vPostal[5];</text:p>
      <text:p text:style-name="P1"/>
      <text:p text:style-name="P1"><text:s text:c="5"/>printf("Saisir le numéro du client que vous souhaitez modifier: ");</text:p>
      <text:p text:style-name="P1"><text:s text:c="5"/>scanf("%s%*c", vNoClient);</text:p>
      <text:p text:style-name="P1"/>
      <text:p text:style-name="P1"><text:s text:c="5"/>EXEC SQL WHENEVER SQLERROR DO sql_error("Ce client n'existe pas ! \n"); </text:p>
      <text:p text:style-name="P1"><text:s text:c="5"/>EXEC SQL SELECT noClient INTO :vNoClientInut FROM tclient2017 WHERE noClient = :vNoClient;</text:p>
      <text:p text:style-name="P1"/>
      <text:p text:style-name="P1"><text:s text:c="5"/>printf("Saisir le nouveau nom du client: ");</text:p>
      <text:p text:style-name="P1"><text:s text:c="5"/>scanf("%s", vNom.arr);</text:p>
      <text:p text:style-name="P1"><text:s text:c="5"/>vNom.len = strlen(vNom.arr);</text:p>
      <text:p text:style-name="P1"/>
      <text:p text:style-name="P1"><text:s text:c="5"/>printf("Saisir la nouvelle ville du client: ");</text:p>
      <text:p text:style-name="P1"><text:s text:c="5"/>scanf("%s", vVille.arr);</text:p>
      <text:p text:style-name="P1"><text:s text:c="5"/>vVille.len = strlen(vVille.arr);</text:p>
      <text:p text:style-name="P1"/>
      <text:p text:style-name="P1"><text:s text:c="5"/>printf("Saisir le nouveau code postal du client: ");</text:p>
      <text:p text:style-name="P1"><text:s text:c="5"/>scanf("%s", vPostal.arr);</text:p>
      <text:p text:style-name="P1"><text:s text:c="5"/>vPostal.len = strlen(vPostal.arr);</text:p>
      <text:p text:style-name="P1"/>
      <text:p text:style-name="P1"><text:s text:c="5"/>EXEC SQL WHENEVER SQLERROR DO sql_error("Erreur au moment de la mise à jour! \n");</text:p>
      <text:p text:style-name="P1"><text:s text:c="5"/>EXEC SQL UPDATE tclient2017 SET </text:p>
      <text:p text:style-name="P1"><text:s text:c="10"/>nom = :vNom, ville = :vVille, postal = :vPostal WHERE noClient = :vNoClient;</text:p>
      <text:p text:style-name="P1"><text:s text:c="5"/>EXEC SQL COMMIT WORK;</text:p>
      <text:p text:style-name="P1">}</text:p>
      <text:p text:style-name="P1"/>
      <text:p text:style-name="P1">void supprClient(){</text:p>
      <text:p text:style-name="P1"/>
      <text:p text:style-name="P1"><text:s text:c="5"/>int cpt;</text:p>
      <text:p text:style-name="P1"><text:s text:c="5"/>char vNoClient[6];</text:p>
      <text:p text:style-name="P1"><text:s text:c="5"/>char vNoClientInut[6];</text:p>
      <text:p text:style-name="P1"><text:s text:c="5"/>VARCHAR vNom[80];</text:p>
      <text:p text:style-name="P1"><text:s text:c="5"/>VARCHAR vVille[80];</text:p>
      <text:p text:style-name="P1"><text:s text:c="5"/>VARCHAR vPostal[5];</text:p>
      <text:p text:style-name="P1"/>
      <text:p text:style-name="P1"><text:s text:c="5"/>printf("Saisir le numéro du client que vous souhaitez supprimer: <text:s/>");</text:p>
      <text:p text:style-name="P1"><text:s text:c="5"/>scanf("%s%*c", vNoClient);</text:p>
      <text:p text:style-name="P1"/>
      <text:p text:style-name="P1"><text:s text:c="5"/>EXEC SQL WHENEVER SQLERROR DO sql_error("Ce client n'existe pas !\n"); </text:p>
      <text:p text:style-name="P1"><text:soft-page-break/><text:s text:c="5"/>EXEC SQL SELECT noClient INTO :vNoClientInut FROM tclient2017 WHERE noClient = :vNoClient;</text:p>
      <text:p text:style-name="P1"/>
      <text:p text:style-name="P1"/>
      <text:p text:style-name="P1"><text:s text:c="5"/>EXEC SQL SELECT count(*) INTO :cpt </text:p>
      <text:p text:style-name="P1"><text:s text:c="10"/>FROM tlocation2017 WHERE noClient = :vNoClient;</text:p>
      <text:p text:style-name="P1"/>
      <text:p text:style-name="P1"><text:s text:c="5"/>if (cpt &gt; 0){</text:p>
      <text:p text:style-name="P1"><text:s text:c="10"/>printf("La suppression de ce client provoquera la suppression de %d locations en cours. \n", cpt);</text:p>
      <text:p text:style-name="P1"><text:s text:c="5"/>}</text:p>
      <text:p text:style-name="P1"><text:s text:c="5"/>EXEC SQL SELECT count(*) INTO :cpt </text:p>
      <text:p text:style-name="P1"><text:s text:c="10"/>FROM tlocatretour2017 WHERE noClient = :vNoClient; </text:p>
      <text:p text:style-name="P1"/>
      <text:p text:style-name="P1"><text:s text:c="5"/>if (cpt &gt; 0){ <text:s text:c="4"/></text:p>
      <text:p text:style-name="P1"><text:s text:c="10"/>printf("La suppression de ce client provoquera la suppression de %d locations retournées. \n", cpt);</text:p>
      <text:p text:style-name="P1"><text:s text:c="5"/>}</text:p>
      <text:p text:style-name="P1"/>
      <text:p text:style-name="P1"><text:s text:c="5"/>EXEC SQL WHENEVER SQLERROR DO sql_error("Erreur de suppression! \n"); </text:p>
      <text:p text:style-name="P1"><text:s text:c="5"/>EXEC SQL DELETE FROM tlocatretour2017 WHERE noClient = :vNoClient;</text:p>
      <text:p text:style-name="P1"><text:s text:c="5"/>EXEC SQL DELETE FROM tlocation2017 WHERE noClient = :vNoClient;</text:p>
      <text:p text:style-name="P1"><text:s text:c="5"/>EXEC SQL DELETE FROM tclient2017 WHERE noClient = :vNoClient;</text:p>
      <text:p text:style-name="P1"/>
      <text:p text:style-name="P1"><text:s text:c="5"/>EXEC SQL COMMIT WORK;</text:p>
      <text:p text:style-name="P1"/>
      <text:p text:style-name="P1"><text:s text:c="5"/>printf("Client et locations associées supprimées avec succès! \n");</text:p>
      <text:p text:style-name="P1"/>
      <text:p text:style-name="P1">}</text:p>
      <text:p text:style-name="P1"/>
      <text:p text:style-name="P1">int main(int argc, char** argv){</text:p>
      <text:p text:style-name="P1"/>
      <text:p text:style-name="P1"/>
      <text:p text:style-name="P1"><text:s text:c="5"/>VARCHAR msg_buf[51];</text:p>
      <text:p text:style-name="P1"/>
      <text:p text:style-name="P1"><text:s text:c="5"/>EXEC SQL WHENEVER SQLERROR DO sql_error("Oracle error\n");</text:p>
      <text:p text:style-name="P1"/>
      <text:p text:style-name="P1"><text:s text:c="5"/>connexion();</text:p>
      <text:p text:style-name="P1"/>
      <text:p text:style-name="P1"><text:s text:c="5"/>//saisieClient();</text:p>
      <text:p text:style-name="P1"><text:s text:c="5"/>//modifClient();</text:p>
      <text:p text:style-name="P1"><text:s text:c="5"/>supprClient();</text:p>
      <text:p text:style-name="P1"><text:s text:c="5"/></text:p>
      <text:p text:style-name="P1"><text:s text:c="5"/>deconnexion(1);</text:p>
      <text:p text:style-name="P1"/>
      <text:p text:style-name="P1"><text:s text:c="5"/>return 0;</text:p>
      <text:p text:style-name="P1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1:24:06.295682129</meta:creation-date>
    <dc:date>2017-03-15T18:29:26.350000000</dc:date>
    <meta:editing-duration>PT5M7S</meta:editing-duration>
    <meta:editing-cycles>2</meta:editing-cycles>
    <meta:generator>LibreOffice/5.3.0.3$Windows_X86_64 LibreOffice_project/7074905676c47b82bbcfbea1aeefc84afe1c50e1</meta:generator>
    <meta:document-statistic meta:table-count="0" meta:image-count="0" meta:object-count="0" meta:page-count="3" meta:paragraph-count="143" meta:word-count="557" meta:character-count="4767" meta:non-whitespace-character-count="3672"/>
  </office:meta>
</office:document-meta>
</file>